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2C000000F54D417178.jpg"/>
  <manifest:file-entry manifest:media-type="image/png" manifest:full-path="Pictures/1000020100000083000000831DFFA86E.png"/>
  <manifest:file-entry manifest:media-type="image/gif" manifest:full-path="Pictures/100002000000012C000000D79098FB6B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vertical-align="middle"/>
    </style:style>
    <style:style style:name="gr2" style:family="graphic" style:parent-style-name="standard">
      <style:graphic-properties svg:stroke-width="0.2cm" svg:stroke-color="#ff3333" draw:marker-start-width="0.5cm" draw:marker-end-width="0.5cm" draw:fill="solid" draw:fill-color="#ffff99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52cm" fo:min-width="9.8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8" style:family="graphic" style:parent-style-name="standard">
      <style:graphic-properties draw:stroke="none" draw:fill="solid" draw:fill-color="#ffff00" draw:textarea-vertical-align="middle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eeeeee" draw:textarea-vertical-align="middle" draw:shadow="hidden"/>
    </style:style>
    <style:style style:name="gr11" style:family="graphic" style:parent-style-name="standard">
      <style:graphic-properties draw:stroke="none" draw:fill="solid" draw:fill-color="#eeeee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0cm"/>
    </style:style>
    <style:style style:name="gr14" style:family="graphic" style:parent-style-name="standard">
      <style:graphic-properties svg:stroke-width="0.1cm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draw:fill="solid" draw:fill-color="#ffff00" draw:textarea-vertical-align="middle"/>
    </style:style>
    <style:style style:name="gr16" style:family="graphic" style:parent-style-name="standard">
      <style:graphic-properties draw:stroke="dash" draw:stroke-dash="Ultrafine_20_Dashed" draw:fill="solid" draw:fill-color="#ff3333" draw:textarea-vertical-align="middle"/>
    </style:style>
    <style:style style:name="gr17" style:family="graphic" style:parent-style-name="standard">
      <style:graphic-properties draw:stroke="none" draw:fill="solid" draw:fill-color="#b2b2b2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02cm"/>
    </style:style>
    <style:style style:name="gr19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0" style:family="graphic" style:parent-style-name="Objekt_20_ohne_20_Füllung_20_und_20_ohne_20_Lini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22" style:family="graphic" style:parent-style-name="standard">
      <style:graphic-properties draw:fill="solid" draw:fill-color="#0066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0pt" fo:font-weight="bold" style:font-size-asian="250pt" style:font-weight-asian="bold" style:font-size-complex="25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808080"/>
    </style:style>
    <style:style style:name="P5" style:family="paragraph">
      <style:text-properties fo:color="#808080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ff3300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size="54pt" style:font-size-asian="54pt" style:font-size-complex="5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fo:color="#999999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999999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50pt" fo:font-weight="bold" style:font-size-asian="250pt" style:font-weight-asian="bold" style:font-size-complex="25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3300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666666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.4cm" svg:height="15.1cm" svg:x="1cm" svg:y="2.3cm">
          <text:p/>
        </draw:rect>
        <draw:rect draw:style-name="gr2" draw:text-style-name="P1" draw:layer="layout" svg:width="10.4cm" svg:height="15.1cm" svg:x="18.3cm" svg:y="2.342cm">
          <text:p/>
        </draw:rect>
        <draw:frame draw:style-name="gr3" draw:text-style-name="P2" draw:layer="layout" svg:width="10.311cm" svg:height="10.102cm" svg:x="18.5cm" svg:y="4.848cm">
          <draw:text-box>
            <text:p text:style-name="P1"><text:span text:style-name="T1">08</text:span></text:p>
          </draw:text-box>
        </draw:frame>
        <draw:frame draw:style-name="gr4" draw:text-style-name="P3" draw:layer="layout" svg:width="8.084cm" svg:height="1.352cm" svg:x="19.716cm" svg:y="1cm">
          <draw:text-box>
            <text:p><text:span text:style-name="T2">Gernot</text:span></text:p>
          </draw:text-box>
        </draw:frame>
        <draw:g>
          <draw:frame draw:style-name="gr5" draw:text-style-name="P5" draw:layer="layout" svg:width="1.766cm" svg:height="1.7cm" svg:x="26.5cm" svg:y="2.7cm">
            <draw:text-box>
              <text:p text:style-name="P4"><text:span text:style-name="T3">32</text:span></text:p>
            </draw:text-box>
          </draw:frame>
          <draw:frame draw:style-name="gr6" draw:text-style-name="P6" draw:layer="layout" svg:width="4.1cm" svg:height="1.191cm" svg:x="24.7cm" svg:y="2.279cm">
            <draw:text-box>
              <text:p><text:span text:style-name="T4">Punkt-Zielvorgabe</text:span></text:p>
            </draw:text-box>
          </draw:frame>
        </draw:g>
        <draw:frame draw:style-name="gr7" draw:text-style-name="P7" draw:layer="layout" svg:width="2cm" svg:height="1.83cm" svg:x="23cm" svg:y="15.07cm">
          <draw:text-box>
            <text:p text:style-name="P1"><text:span text:style-name="T5">3</text:span></text:p>
          </draw:text-box>
        </draw:frame>
        <draw:rect draw:style-name="gr8" draw:text-style-name="P8" draw:layer="layout" svg:width="2.3cm" svg:height="1.6cm" svg:x="19.1cm" svg:y="15.1cm">
          <text:p text:style-name="P1"><text:span text:style-name="T6">-</text:span></text:p>
        </draw:rect>
        <draw:rect draw:style-name="gr8" draw:text-style-name="P8" draw:layer="layout" svg:width="2.3cm" svg:height="1.6cm" svg:x="25.4cm" svg:y="15.2cm">
          <text:p text:style-name="P1"><text:span text:style-name="T6">+</text:span></text:p>
        </draw:rect>
        <draw:frame draw:style-name="gr9" draw:text-style-name="P1" draw:layer="measurelines" svg:width="1.2cm" svg:height="1.2cm" svg:x="18.426cm" svg:y="1cm">
          <draw:image xlink:href="Pictures/100002000000012C000000D79098FB6B.gif" xlink:type="simple" xlink:show="embed" xlink:actuate="onLoad">
            <text:p/>
          </draw:image>
        </draw:frame>
        <draw:frame draw:style-name="gr3" draw:text-style-name="P2" draw:layer="layout" svg:width="10.311cm" svg:height="10.102cm" svg:x="1.2cm" svg:y="4.722cm">
          <draw:text-box>
            <text:p text:style-name="P1"><text:span text:style-name="T1">18</text:span></text:p>
          </draw:text-box>
        </draw:frame>
        <draw:frame draw:style-name="gr4" draw:text-style-name="P3" draw:layer="layout" svg:width="8.084cm" svg:height="1.352cm" svg:x="2.416cm" svg:y="1cm">
          <draw:text-box>
            <text:p><text:span text:style-name="T2">Uli</text:span></text:p>
          </draw:text-box>
        </draw:frame>
        <draw:rect draw:style-name="gr10" draw:text-style-name="P8" draw:layer="layout" svg:width="2.3cm" svg:height="1.6cm" svg:x="1.8cm" svg:y="15.1cm">
          <text:p text:style-name="P1"><text:span text:style-name="T6">-</text:span></text:p>
        </draw:rect>
        <draw:rect draw:style-name="gr11" draw:text-style-name="P8" draw:layer="layout" svg:width="2.3cm" svg:height="1.6cm" svg:x="8.1cm" svg:y="15.2cm">
          <text:p text:style-name="P1"><text:span text:style-name="T6">+</text:span></text:p>
        </draw:rect>
        <draw:frame draw:style-name="gr9" draw:text-style-name="P1" draw:layer="measurelines" svg:width="1.453cm" svg:height="1.186cm" svg:x="1.116cm" svg:y="1cm">
          <draw:image xlink:href="Pictures/100000000000012C000000F54D417178.jpg" xlink:type="simple" xlink:show="embed" xlink:actuate="onLoad">
            <text:p/>
          </draw:image>
        </draw:frame>
        <draw:frame draw:style-name="gr12" draw:text-style-name="P10" draw:layer="measurelines" svg:width="5.7cm" svg:height="4.186cm" svg:x="12.1cm" svg:y="6.914cm">
          <draw:text-box>
            <text:p text:style-name="P9"><text:span text:style-name="T7">6. GrandPrix Einband 2020</text:span></text:p>
            <text:p text:style-name="P9"><text:span text:style-name="T7"/></text:p>
            <text:p text:style-name="P9"><text:span text:style-name="T7">Halbfinale 1</text:span></text:p>
            <text:p text:style-name="P9"><text:span text:style-name="T8"/></text:p>
          </draw:text-box>
        </draw:frame>
        <draw:frame draw:style-name="gr13" draw:text-style-name="P11" draw:layer="measurelines" svg:width="4.066cm" svg:height="1.613cm" svg:x="14.934cm" svg:y="2.687cm">
          <draw:text-box>
            <text:p><text:span text:style-name="T9">32:23</text:span></text:p>
          </draw:text-box>
        </draw:frame>
        <draw:g>
          <draw:rect draw:style-name="gr14" draw:text-style-name="P1" draw:layer="layout" svg:width="6.4cm" svg:height="2.8cm" draw:transform="skewX (-0.0293215314334992) translate (11.6cm 14.6cm)">
            <text:p/>
          </draw:rect>
          <draw:g>
            <draw:frame draw:style-name="gr5" draw:text-style-name="P12" draw:layer="measurelines" svg:width="1.766cm" svg:height="1.7cm" svg:x="11.834cm" svg:y="14.7cm">
              <draw:text-box>
                <text:p text:style-name="P12">32</text:p>
              </draw:text-box>
            </draw:frame>
            <draw:g>
              <draw:rect draw:style-name="gr15" draw:text-style-name="P1" draw:layer="measurelines" svg:width="0.261cm" svg:height="1.218cm" svg:x="13.668cm" svg:y="14.9cm">
                <text:p/>
              </draw:rect>
              <draw:rect draw:style-name="gr15" draw:text-style-name="P1" draw:layer="measurelines" svg:width="0.261cm" svg:height="1.218cm" svg:x="14.103cm" svg:y="14.9cm">
                <text:p/>
              </draw:rect>
              <draw:rect draw:style-name="gr15" draw:text-style-name="P1" draw:layer="measurelines" svg:width="0.262cm" svg:height="1.218cm" svg:x="14.537cm" svg:y="14.9cm">
                <text:p/>
              </draw:rect>
              <draw:rect draw:style-name="gr15" draw:text-style-name="P1" draw:layer="measurelines" svg:width="0.262cm" svg:height="1.218cm" svg:x="14.972cm" svg:y="14.9cm">
                <text:p/>
              </draw:rect>
              <draw:rect draw:style-name="gr15" draw:text-style-name="P1" draw:layer="measurelines" svg:width="0.261cm" svg:height="1.218cm" svg:x="15.407cm" svg:y="14.9cm">
                <text:p/>
              </draw:rect>
            </draw:g>
            <draw:g>
              <draw:rect draw:style-name="gr16" draw:text-style-name="P1" draw:layer="measurelines" svg:width="0.261cm" svg:height="1.218cm" svg:x="15.9cm" svg:y="14.9cm">
                <text:p/>
              </draw:rect>
              <draw:rect draw:style-name="gr16" draw:text-style-name="P1" draw:layer="measurelines" svg:width="0.261cm" svg:height="1.218cm" svg:x="16.335cm" svg:y="14.9cm">
                <text:p/>
              </draw:rect>
              <draw:rect draw:style-name="gr16" draw:text-style-name="P1" draw:layer="measurelines" svg:width="0.262cm" svg:height="1.218cm" svg:x="16.769cm" svg:y="14.9cm">
                <text:p/>
              </draw:rect>
              <draw:rect draw:style-name="gr16" draw:text-style-name="P1" draw:layer="measurelines" svg:width="0.262cm" svg:height="1.218cm" svg:x="17.204cm" svg:y="14.9cm">
                <text:p/>
              </draw:rect>
              <draw:rect draw:style-name="gr16" draw:text-style-name="P1" draw:layer="measurelines" svg:width="0.261cm" svg:height="1.218cm" svg:x="17.639cm" svg:y="14.9cm">
                <text:p/>
              </draw:rect>
            </draw:g>
          </draw:g>
          <draw:g>
            <draw:rect draw:style-name="gr17" draw:text-style-name="P1" draw:layer="measurelines" svg:width="0.3cm" svg:height="0.9cm" svg:x="14.768cm" svg:y="16.3cm">
              <text:p/>
            </draw:rect>
            <draw:rect draw:style-name="gr17" draw:text-style-name="P1" draw:layer="measurelines" svg:width="0.3cm" svg:height="0.9cm" svg:x="15.2cm" svg:y="16.3cm">
              <text:p/>
            </draw:rect>
          </draw:g>
        </draw:g>
        <draw:g>
          <draw:frame draw:style-name="gr5" draw:text-style-name="P12" draw:layer="measurelines" svg:width="1.87cm" svg:height="1.7cm" svg:x="12.172cm" svg:y="2.653cm">
            <draw:text-box>
              <text:p><text:span text:style-name="T9">20</text:span></text:p>
            </draw:text-box>
          </draw:frame>
          <draw:frame draw:style-name="gr6" draw:text-style-name="P6" draw:layer="measurelines" svg:width="4.19cm" svg:height="1.191cm" svg:x="11.91cm" svg:y="2.237cm">
            <draw:text-box>
              <text:p><text:span text:style-name="T4">Aufnahmen-Limit</text:span></text:p>
            </draw:text-box>
          </draw:frame>
        </draw:g>
        <draw:frame draw:style-name="gr18" draw:text-style-name="P13" draw:layer="measurelines" svg:width="2.102cm" svg:height="0.721cm" svg:x="15.534cm" svg:y="2.279cm">
          <draw:text-box>
            <text:p text:style-name="P1"><text:span text:style-name="T4">Spielzeit</text:span></text:p>
          </draw:text-box>
        </draw:frame>
        <draw:custom-shape draw:style-name="gr19" draw:text-style-name="P1" draw:layer="measurelines" svg:width="3.8cm" svg:height="1.016cm" draw:transform="skewX (0.0068067840827766) rotate (0.0066322511575772) translate (3.3cm 18.284cm)">
          <text:p text:style-name="P1">Spielerlis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measurelines" svg:width="5.9cm" svg:height="1.016cm" draw:transform="skewX (0.0068067840827766) rotate (0.0066322511575772) translate (8.1cm 18.284cm)">
          <text:p text:style-name="P1">Gruppenergebnis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measurelines" svg:width="5.9cm" svg:height="1.016cm" draw:transform="skewX (0.0068067840827766) rotate (0.0066322511575772) translate (14.6cm 18.284cm)">
          <text:p text:style-name="P1">Einzelergebnis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measurelines" svg:width="3.9cm" svg:height="1.016cm" draw:transform="skewX (0.0068067840827766) rotate (0.0066322511575772) translate (21.1cm 18.284cm)">
          <text:p text:style-name="P1">KO-Run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measurelines" svg:width="2.101cm" svg:height="2.101cm" svg:x="25.4cm" svg:y="17.7cm">
          <draw:image xlink:href="Pictures/1000020100000083000000831DFFA86E.png" xlink:type="simple" xlink:show="embed" xlink:actuate="onLoad"/>
          <draw:image xlink:href="../../../../../../Applications/OpenOffice.app/Contents/share/gallery/symbols/Icon-Gear01-Grey.svg" xlink:type="simple" xlink:show="embed" xlink:actuate="onLoad">
            <text:p/>
          </draw:image>
        </draw:frame>
        <draw:frame draw:style-name="gr20" draw:text-style-name="P1" draw:layer="measurelines" svg:width="1.024cm" svg:height="1.086cm" svg:x="1.676cm" svg:y="18.126cm">
          <draw:image xlink:href="../../../../../../Applications/OpenOffice.app/Contents/share/gallery/www-graf/bluback.gif" xlink:type="simple" xlink:show="embed" xlink:actuate="onLoad">
            <text:p/>
          </draw:image>
        </draw:frame>
        <draw:g>
          <draw:frame draw:style-name="gr5" draw:text-style-name="P11" draw:layer="layout" svg:width="1.766cm" svg:height="1.7cm" svg:x="9.2cm" svg:y="2.7cm">
            <draw:text-box>
              <text:p text:style-name="P14"><text:span text:style-name="T9">20</text:span></text:p>
            </draw:text-box>
          </draw:frame>
          <draw:frame draw:style-name="gr6" draw:text-style-name="P6" draw:layer="layout" svg:width="4.1cm" svg:height="1.191cm" svg:x="7.4cm" svg:y="2.279cm">
            <draw:text-box>
              <text:p><text:span text:style-name="T4">Punkt-Zielvorgabe</text:span></text:p>
            </draw:text-box>
          </draw:frame>
          <draw:frame draw:style-name="gr21" draw:text-style-name="P1" draw:layer="measurelines" svg:width="2.373cm" svg:height="0.962cm" svg:x="8.827cm" svg:y="4.138cm">
            <draw:text-box>
              <text:p text:style-name="P1">Pour 2</text:p>
            </draw:text-box>
          </draw:frame>
        </draw:g>
        <draw:custom-shape draw:style-name="gr22" draw:text-style-name="P15" draw:layer="measurelines" svg:width="4.8cm" svg:height="1.5cm" svg:x="12.5cm" svg:y="12.6cm">
          <text:p text:style-name="P1"><text:span text:style-name="T10">Spielerwechs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7" draw:layer="layout" svg:width="2.47cm" svg:height="3.095cm" svg:x="13.7cm" svg:y="4.4cm">
          <draw:text-box>
            <text:p text:style-name="P16"><text:span text:style-name="T11">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not Ullrich</meta:initial-creator>
    <meta:creation-date>2020-09-18T09:48:43</meta:creation-date>
    <dc:date>2020-09-21T10:23:06</dc:date>
    <dc:creator>Gernot Ullrich</dc:creator>
    <meta:editing-duration>PT11H22M</meta:editing-duration>
    <meta:editing-cycles>4</meta:editing-cycles>
    <meta:generator>OpenOffice/4.1.7$Unix OpenOffice.org_project/417m1$Build-9800</meta:generator>
    <meta:printed-by>Gernot Ullrich</meta:printed-by>
    <meta:print-date>2020-09-18T22:42:29</meta:print-date>
    <meta:document-statistic meta:object-count="53"/>
  </office:meta>
</office:document-meta>
</file>